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>
      <style:paragraph-properties fo:text-align="center" style:justify-single-word="false"/>
      <style:text-properties fo:font-size="28pt" officeooo:rsid="000e07b7" officeooo:paragraph-rsid="000e07b7" style:font-size-asian="24.5pt" style:font-size-complex="28pt"/>
    </style:style>
    <style:style style:name="P9" style:family="paragraph" style:parent-style-name="Standard" style:list-style-name="L8"/>
    <style:style style:name="T1" style:family="text">
      <style:text-properties officeooo:rsid="000e07b7"/>
    </style:style>
    <style:style style:name="T2" style:family="text">
      <style:text-properties officeooo:rsid="000e1a18"/>
    </style:style>
    <style:style style:name="T3" style:family="text">
      <style:text-properties officeooo:rsid="000e4877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Student <text:span text:style-name="T3">1</text:span></text:p>
      <text:p text:style-name="Standard"/>
      <text:p text:style-name="Standard"/>
      <text:p text:style-name="Standard">1) Which of the three banks will be merged with the other two to create India’s third-largest bank?</text:p>
      <text:p text:style-name="Standard"/>
      <text:p text:style-name="Standard"><text:s text:c="2"/>A. Punjab National Bank</text:p>
      <text:p text:style-name="Standard"><text:s text:c="2"/>B. Indian Bank</text:p>
      <text:p text:style-name="Standard"><text:s text:c="2"/>C. Bank of Baroda </text:p>
      <text:p text:style-name="Standard"><text:s text:c="2"/>D. Dena Bank</text:p>
      <text:p text:style-name="Standard"/>
      <text:p text:style-name="Standard"><text:span text:style-name="T1">Selected </text:span>Answer: <text:span text:style-name="T2">C</text:span></text:p>
      <text:p text:style-name="Standard"/>
      <text:p text:style-name="Standard"/>
      <text:p text:style-name="Standard">2) What is the name of the weak zone of the earth’s crust?</text:p>
      <text:p text:style-name="Standard"/>
      <text:p text:style-name="Standard"><text:s text:c="2"/>A. Seismic </text:p>
      <text:p text:style-name="Standard"><text:s text:c="2"/>B. Cosmic</text:p>
      <text:p text:style-name="Standard"><text:s text:c="2"/>C. Formic</text:p>
      <text:p text:style-name="Standard"><text:s text:c="2"/>D. Anaemic</text:p>
      <text:p text:style-name="Standard"/>
      <text:p text:style-name="Standard"><text:span text:style-name="T1">Selected </text:span>Answer: A </text:p>
      <text:p text:style-name="Standard"/>
      <text:p text:style-name="Standard"/>
      <text:p text:style-name="Standard"/>
      <text:p text:style-name="Standard">3) Where was India’s first national Museum opened?</text:p>
      <text:p text:style-name="Standard"/>
      <text:list xml:id="list4133313572" text:style-name="L8">
        <text:list-item>
          <text:p text:style-name="P9">Delhi</text:p>
        </text:list-item>
        <text:list-item>
          <text:p text:style-name="P9">Hyderabad</text:p>
        </text:list-item>
        <text:list-item>
          <text:p text:style-name="P9">Rajasthan</text:p>
        </text:list-item>
        <text:list-item>
          <text:p text:style-name="P9">Mumbai</text:p>
        </text:list-item>
      </text:list>
      <text:p text:style-name="Standard"/>
      <text:p text:style-name="Standard"><text:span text:style-name="T1">Selected </text:span>Answer: <text:span text:style-name="T2">A</text:span></text:p>
      <text:p text:style-name="Standard"/>
      <text:p text:style-name="Standard"/>
      <text:p text:style-name="Standard">4) In 2019, Which popular singer was awarded the Bharat Ratna award?</text:p>
      <text:p text:style-name="Standard"/>
      <text:list xml:id="list1631514185" text:style-name="L5">
        <text:list-item>
          <text:p text:style-name="P5"><text:s/>Lata Mangeshkar</text:p>
        </text:list-item>
        <text:list-item>
          <text:p text:style-name="P5"><text:s/>Asha Bhosle</text:p>
        </text:list-item>
        <text:list-item>
          <text:p text:style-name="P5"><text:s/>Bhupen Hazarika </text:p>
        </text:list-item>
        <text:list-item>
          <text:p text:style-name="P5"><text:s text:c="2"/>Manna Dey </text:p>
        </text:list-item>
      </text:list>
      <text:p text:style-name="Standard"/>
      <text:p text:style-name="Standard"><text:span text:style-name="T1">Selected </text:span>Answer: C</text:p>
      <text:p text:style-name="Standard"/>
      <text:p text:style-name="Standard"/>
      <text:p text:style-name="Standard">5) The world’s nation 5G mobile network was launched by which country?</text:p>
      <text:p text:style-name="Standard"/>
      <text:list xml:id="list2144766378" text:style-name="L7">
        <text:list-item>
          <text:p text:style-name="P7">Japan</text:p>
        </text:list-item>
        <text:list-item>
          <text:p text:style-name="P7">Asia</text:p>
        </text:list-item>
        <text:list-item>
          <text:p text:style-name="P7">South Korea</text:p>
        </text:list-item>
        <text:list-item>
          <text:p text:style-name="P7">Malaysia</text:p>
        </text:list-item>
      </text:list>
      <text:p text:style-name="Standard"><text:soft-page-break/><text:span text:style-name="T1">Selected </text:span>Answer: C </text:p>
      <text:p text:style-name="Standard"/>
      <text:p text:style-name="Standard"/>
      <text:p text:style-name="Standard">6) When was Pravasi Bhartiya Divas held in Varanasi?</text:p>
      <text:p text:style-name="Standard"/>
      <text:list xml:id="list3304265695" text:style-name="L6">
        <text:list-item>
          <text:p text:style-name="P6">2017</text:p>
        </text:list-item>
        <text:list-item>
          <text:p text:style-name="P6">2015</text:p>
        </text:list-item>
        <text:list-item>
          <text:p text:style-name="P6">2019</text:p>
        </text:list-item>
        <text:list-item>
          <text:p text:style-name="P6">2020</text:p>
        </text:list-item>
      </text:list>
      <text:p text:style-name="Standard"/>
      <text:p text:style-name="Standard"><text:span text:style-name="T1">Selected </text:span>Answer: <text:span text:style-name="T2">B</text:span> </text:p>
      <text:p text:style-name="Standard"/>
      <text:p text:style-name="Standard"/>
      <text:p text:style-name="Standard">7) Vijay Singh (golf player) is from which country?</text:p>
      <text:p text:style-name="Standard"/>
      <text:list xml:id="list3469363438" text:style-name="L3">
        <text:list-item>
          <text:p text:style-name="P3">UK</text:p>
        </text:list-item>
        <text:list-item>
          <text:p text:style-name="P3">USA</text:p>
        </text:list-item>
        <text:list-item>
          <text:p text:style-name="P3">India</text:p>
        </text:list-item>
        <text:list-item>
          <text:p text:style-name="P3">Fiji</text:p>
        </text:list-item>
      </text:list>
      <text:p text:style-name="Standard"/>
      <text:p text:style-name="Standard"><text:span text:style-name="T1">Selected </text:span>Answer: <text:span text:style-name="T2">A</text:span> </text:p>
      <text:p text:style-name="Standard"/>
      <text:p text:style-name="Standard">8) What is the full form of DRDL?</text:p>
      <text:p text:style-name="Standard"/>
      <text:list xml:id="list61038138" text:style-name="L4">
        <text:list-item>
          <text:p text:style-name="P4">Differential Research and Documentation Laboratory</text:p>
        </text:list-item>
        <text:list-item>
          <text:p text:style-name="P4">Department of Research and Development Laboratory</text:p>
        </text:list-item>
        <text:list-item>
          <text:p text:style-name="P4">Defense Research and Development Laboratory</text:p>
        </text:list-item>
        <text:list-item>
          <text:p text:style-name="P4">None of the above</text:p>
        </text:list-item>
      </text:list>
      <text:p text:style-name="Standard"/>
      <text:p text:style-name="Standard"><text:span text:style-name="T1">Selected </text:span>Answer: B </text:p>
      <text:p text:style-name="Standard"/>
      <text:p text:style-name="Standard"/>
      <text:p text:style-name="Standard">9) The green planet in the solar system is?</text:p>
      <text:p text:style-name="Standard"/>
      <text:list xml:id="list2704371955" text:style-name="L2">
        <text:list-item>
          <text:p text:style-name="P2">Mars</text:p>
        </text:list-item>
        <text:list-item>
          <text:p text:style-name="P2">Uranus</text:p>
        </text:list-item>
        <text:list-item>
          <text:p text:style-name="P2">Venus</text:p>
        </text:list-item>
        <text:list-item>
          <text:p text:style-name="P2">Earth</text:p>
        </text:list-item>
      </text:list>
      <text:p text:style-name="Standard"/>
      <text:p text:style-name="Standard"><text:span text:style-name="T1">Selected </text:span>Answer: <text:span text:style-name="T2">C</text:span> </text:p>
      <text:p text:style-name="Standard"/>
      <text:p text:style-name="Standard">10) The father of Indian missile technology is _________________?</text:p>
      <text:p text:style-name="Standard"/>
      <text:list xml:id="list3602121925" text:style-name="L1">
        <text:list-item>
          <text:p text:style-name="P1">Dr Homi Bhabha</text:p>
        </text:list-item>
        <text:list-item>
          <text:p text:style-name="P1">Dr Chidambaram</text:p>
        </text:list-item>
        <text:list-item>
          <text:p text:style-name="P1">Dr U.R. Rao</text:p>
        </text:list-item>
        <text:list-item>
          <text:p text:style-name="P1">Dr A.P.J. Abdul Kalam</text:p>
        </text:list-item>
      </text:list>
      <text:p text:style-name="Standard"/>
      <text:p text:style-name="Standard"><text:span text:style-name="T1">Selected </text:span>Answer: <text:s/><text:span text:style-name="T3">C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1:37:46.209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61" meta:word-count="254" meta:character-count="1354" meta:non-whitespace-character-count="1161"/>
  </office:meta>
</office:document-meta>
</file>